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c6cf0" officeooo:paragraph-rsid="000c6cf0" style:font-weight-asian="bold" style:font-weight-complex="bold"/>
    </style:style>
    <style:style style:name="P2" style:family="paragraph" style:parent-style-name="Standard">
      <style:text-properties fo:font-weight="bold" officeooo:rsid="000c6cf0" officeooo:paragraph-rsid="001618b5" style:font-weight-asian="bold" style:font-weight-complex="bold"/>
    </style:style>
    <style:style style:name="P3" style:family="paragraph" style:parent-style-name="Standard">
      <style:text-properties fo:font-weight="bold" officeooo:rsid="000e2965" officeooo:paragraph-rsid="000e2965" style:font-weight-asian="bold" style:font-weight-complex="bold"/>
    </style:style>
    <style:style style:name="P4" style:family="paragraph" style:parent-style-name="Standard">
      <style:text-properties fo:font-weight="bold" officeooo:rsid="000c6cf0" officeooo:paragraph-rsid="000c6cf0" fo:background-color="#ffff00" style:font-weight-asian="bold" style:font-weight-complex="bold"/>
    </style:style>
    <style:style style:name="P5" style:family="paragraph" style:parent-style-name="Standard">
      <style:paragraph-properties fo:text-align="justify" style:justify-single-word="false"/>
      <style:text-properties fo:font-weight="normal" officeooo:rsid="0032a4ec" officeooo:paragraph-rsid="0033d9ad" style:font-weight-asian="normal" style:font-weight-complex="normal"/>
    </style:style>
    <style:style style:name="P6" style:family="paragraph" style:parent-style-name="Standard">
      <style:paragraph-properties fo:text-align="justify" style:justify-single-word="false"/>
      <style:text-properties fo:font-weight="normal" officeooo:rsid="0033d9ad" officeooo:paragraph-rsid="0033d9ad" style:font-weight-asian="normal" style:font-weight-complex="normal"/>
    </style:style>
    <style:style style:name="P7" style:family="paragraph" style:parent-style-name="Standard">
      <style:paragraph-properties fo:text-align="justify" style:justify-single-word="false"/>
      <style:text-properties fo:font-weight="normal" officeooo:rsid="0063de03" officeooo:paragraph-rsid="0063de03" style:font-weight-asian="normal" style:font-weight-complex="normal"/>
    </style:style>
    <style:style style:name="P8" style:family="paragraph" style:parent-style-name="Standard">
      <style:paragraph-properties fo:text-align="justify" style:justify-single-word="false"/>
      <style:text-properties fo:font-weight="normal" officeooo:rsid="0070ec05" officeooo:paragraph-rsid="0070ec05" style:font-weight-asian="normal" style:font-weight-complex="normal"/>
    </style:style>
    <style:style style:name="P9" style:family="paragraph" style:parent-style-name="Standard">
      <style:paragraph-properties fo:text-align="justify" style:justify-single-word="false"/>
      <style:text-properties fo:font-weight="normal" officeooo:rsid="00757422" officeooo:paragraph-rsid="00757422" style:font-weight-asian="normal" style:font-weight-complex="normal"/>
    </style:style>
    <style:style style:name="P10" style:family="paragraph" style:parent-style-name="Standard">
      <style:paragraph-properties fo:text-align="justify" style:justify-single-word="false"/>
      <style:text-properties fo:font-weight="normal" officeooo:rsid="0079b311" officeooo:paragraph-rsid="0079b311" style:font-weight-asian="normal" style:font-weight-complex="normal"/>
    </style:style>
    <style:style style:name="P11" style:family="paragraph" style:parent-style-name="Standard">
      <style:paragraph-properties fo:text-align="justify" style:justify-single-word="false"/>
      <style:text-properties fo:font-weight="normal" officeooo:rsid="007b5092" officeooo:paragraph-rsid="007b5092" style:font-weight-asian="normal" style:font-weight-complex="normal"/>
    </style:style>
    <style:style style:name="P12" style:family="paragraph" style:parent-style-name="Standard">
      <style:paragraph-properties fo:text-align="justify" style:justify-single-word="false"/>
      <style:text-properties fo:font-weight="normal" officeooo:rsid="007c22f9" officeooo:paragraph-rsid="007c22f9" style:font-weight-asian="normal" style:font-weight-complex="normal"/>
    </style:style>
    <style:style style:name="P13" style:family="paragraph" style:parent-style-name="Standard">
      <style:paragraph-properties fo:text-align="justify" style:justify-single-word="false"/>
      <style:text-properties fo:font-weight="normal" officeooo:rsid="007cfd9c" officeooo:paragraph-rsid="007cfd9c" style:font-weight-asian="normal" style:font-weight-complex="normal"/>
    </style:style>
    <style:style style:name="T1" style:family="text">
      <style:text-properties officeooo:rsid="0033d9ad"/>
    </style:style>
    <style:style style:name="T2" style:family="text">
      <style:text-properties officeooo:rsid="00679d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_Honeynet_Project:_Trapping_the_Hackers</text:p>
      <text:p text:style-name="P1"/>
      <text:p text:style-name="P7">This paper presents the honeynet project, a security research organization composed of international security professionals. The purpose of this organization is to analyze black-hat community’s attacks by examining their tools, tactics and more generally their behaviors. Based on this willingness to collect data from attacks and learn from them they decided to create a network, also called honeynets, in order to perform this task. A honeynet is basically a type of honeypot which consists of putting in place a system (without any production value and that doesn’t contain any sensitive data) designed to be attacked and/or compromised. They can be used by an organization to improve its security (production honeypots) or by the researcher to gathering information on attackers (research honeypots). However, authors of this article underline that in all case of usage, a honeypot can replace security technologies because of the risk to contains vulnerabilities and being exploited. Finally, honeynets are research honeypot that doesn't emulate any services, but it implements real systems with “hidden” software allowing to manage and capture data from attacks. Consequently, the risk of this type of honeypot is that attacks have to be limited to the tested environment and don’t impact to any other systems (Data control). But it also consists to ensure that data from attacks can be detected and capture even if they are obfuscated or encrypted (data capture). One improvement for this paper could have been to perform a case of study of a honeynet in a real case scenario and detail more precisely what data can be captured and how to interpret them. </text:p>
      <text:p text:style-name="P2"/>
      <text:p text:style-name="P4">2-Honeypot-based_Forensics</text:p>
      <text:p text:style-name="P1"/>
      <text:p text:style-name="P1">3-Profiling_Attacker_Behavior_Following_SSH_Compromises</text:p>
      <text:p text:style-name="P1"/>
      <text:p text:style-name="P10">This paper consists of explaining and analyzing data from Linux server attacks that authors have obtained by using ssh honeypots. Indeed, they put in place 4 identical Linux operating systems and installed a modified OpenSSH service to collect information from attempted logins and other tools such as syslog-ng and strace to get more data about the attack. In order to attract attackers to compromised their servers, they associate simple identifier/passwords for multiple users (root or not) to facilitate the attack. The authors were able to perform an analysis of login and password used to access by the ssh protocol the Linux server. Username such as root and basic password such as “123456” were commonly used to attempt a connection. Consequently, authors recommended to disable root ssh access and apply a strong password policy. Furthermore, authors decided to classify attackers command lines by using 7 criteria (CheckSW, Install, Download, Run, Password, CheckHW, ChangeConf). However, this paper doesn’t perform any analysis of malware downloaded. Moreover, they focus on listing compute statistics but the explanation of why an attacker use specifics technics in order to comprise a server, are not clearly noticed. </text:p>
      <text:p text:style-name="P1"/>
      <text:p text:style-name="P1">4-Characterizing_Attackers_and_Attacks:_An_Empirical_Study</text:p>
      <text:p text:style-name="P1"/>
      <text:p text:style-name="P5">The starting-point of this article is that network protection's solutions of an organization must reflect the threats. However, it is complex to determine what are the threats and where there are coming <text:s/>from. <text:span text:style-name="T1">Consequently, in order to answer this question authors of this article tried to analyze the behavior of hackers and the scheme of their attacks by implementing a honeypot system. The concept of this system consists of using an SSH access, on a public IP address, as an entry point for hackers. This SSH access redirects all attackers into a honeypot, a fake Linux environment in this case. From there, it has been possible for them to collect multiple data such as keystrokes, IP address, network traffic, rogue software... Subsequently, those data has been analyzed by using a notation system in order to identify hacker's profiles. This system uses ten objectives criteria to determine attacker skill. Those criteria are based on four main characteristics such as the attacker's discretion or their rogue software's knowledge.</text:span></text:p>
      <text:p text:style-name="P6"><text:soft-page-break/>However, this article specif<text:span text:style-name="T2">ies</text:span> that more a hacker execute an action from this list, more he/she is <text:s/>skilled. This point could be interesting to comment because all actions assessed are not always needed to realize a good attack. For example, criteria « Restore Deleted Files », « Check Presence », « Change System » or « Create New User » can be useful in some case but not all the time. Consequently, it is complex to characterize hacker's skills as good or bad only by judging really specific actions and not the entire attack.</text:p>
      <text:p text:style-name="P1"/>
      <text:p text:style-name="P1">5-Analyzing_the_process_of_installing_rogue_software</text:p>
      <text:p text:style-name="P1"/>
      <text:p text:style-name="P11">This paper has been written in order to report results of an experiment performed to understand and analyze malicious behavior following a remote Linux server attack. In order to realize this analysis, authors of this article have implemented four honeypots. Those honeypots are four Linux target computer using SSH with a simple password, easy to find for an attacker. Moreover, that machine also contains monitoring software such as a modified OpenSSH server, syslog-ng, and strace to gather a maximum of data during a potential malicious access to the computer. </text:p>
      <text:p text:style-name="P11">By using this system authors have collected a large amount of data and choose to divide them by using two concepts. The first one is called “session” and define all distinct SSH interaction between an attacker and one of their honeypot. The other one called “action” corresponds to a sequence of command line execute by an attacker to do a specific task such as gathering information or install malicious programs. Furthermore, those honeypots were configured to record all network traffic and consequently, authors were able to collect malware downloaded by attackers on compromised computers. Consequently, they decide to classify them in categories corresponding to their types such as IRCBots, Rootkit, and Flooder. This classification has been realized at 50% by using VirtusTotal and the 50% remaining percent by a manual identification using their source code. However, this paper doesn’t provide more details about the manual malware reversing.</text:p>
      <text:p text:style-name="P1"/>
      <text:p text:style-name="P4">6-A_Study_of_Passwords_and_Methods_Used_in_Brute-Force_SSH_Attacks</text:p>
      <text:p text:style-name="P1"/>
      <text:p text:style-name="P1">7-Lessons_learned_from_the_deployment_of_a_high-interaction_honeypot</text:p>
      <text:p text:style-name="P1"/>
      <text:p text:style-name="P12">This paper consists of present results of an experimental study based on the observation of attackers behavior that attack and compromise Linux machine. In order to collect data needed to perform this analysis, they use high-interaction honeypots. Compared to a low-interaction honeypot, that only allow attackers to scan and send requests to a Linux machine, high-interaction honeypots makes possible to analyze behavior one they have compromised the server by allowing SSH connection for example. During their experiment, authors decided to put in place Linux virtual machine (with Vmware) and choose to configure an SSH access with weak passwords in order to create a vulnerability easy to exploit by attackers. From collected data, authors of this article were able to compute statistics from SSH connections attempts. For instance, a ranking of a most popular combination of user and password has been realized. Furthermore, this paper provides a classification of SSH connection attempts into three groups. The first of them is IP used to perform the dictionary attack on the SSH port. Then, we can find the group of IP used to realize the intrusion by using credentials provide by the brute force attack. Finally, all other IPs are considered as a scanner and all other “passive” server requests. Finally, authors of this article realize an analysis of attackers behaviors in order to determine there if those attacks were performed by human or programs but also quantifying skills of attackers. However, this paper provides a very brief analyze of malicious programs downloaded by attackers without performing any precise static or dynamic reverse engineering of them.</text:p>
      <text:p text:style-name="P1"/>
      <text:p text:style-name="P4">8-Patterns_and_Patter-An_Investigation_into_SSH_Activity_Using_Kippo_honeypots</text:p>
      <text:p text:style-name="P1"/>
      <text:p text:style-name="P1"/>
      <text:p text:style-name="P1"><text:soft-page-break/>9-An_experimental_study_of_SSH_attacks_by_using_Honeypot_decoys</text:p>
      <text:p text:style-name="P1"/>
      <text:p text:style-name="P13">This paper consists of an analysis of collected data from SSH honeypots configured with weak usernames and passwords, intended to be found by attackers using brute force attacks. Authors of this article decided to use an SSH honeypot called “Kojoney SSH honeypot” in its version 0.0.4.2 and all data accumulated during this experiment were stored in a central database.</text:p>
      <text:p text:style-name="P13">By using data stored in this database, they were able to perform an analysis of two main aspects of a Linux server attack. First of all, authors of this articles performed a general overview of attackers behavior by analyzing gathered data from their honeypots. these parts consists of determining where come from attacks (by using geographic location of IP addresses), what are the most common username/password combination, what are the OS used by the attackers and what is the global activity of attempted connection on the SSH ports (ratio successful and failed authentication by their source IP). The second asset aspect concern the activity inside the Honeypot after a successful connection on the SSH port. In this part, authors were able to determine favorites commands used by attackers but also collect malware downloaded by them. After a more detail analysis of that malware they authors retrieve their “antivirus names”, a platform which is necessary to run them and sometimes botnets information (channels, username, password,…).</text:p>
      <text:p text:style-name="P13">Although, that the analysis of gathered data was detailed authors doesn’t explain what are the steps used to perform all of their malware analysis.</text:p>
      <text:p text:style-name="P1"/>
      <text:p text:style-name="P1">10-Analysis_and_visualization_of_SSH_attacks_using_honeypots</text:p>
      <text:p text:style-name="P1"/>
      <text:p text:style-name="P8">This paper present results of a research honeypot’s operation consisting to trap attackers who target an SSH service to compromise a remote server. First of all, authors realize a brief overview of what types of honeypots exist. Indeed, a honeypot can be used by the company to serve a production system of a company to help system administrator to examine attackers and detect weakness in their system. However, honeypots can also be used for the purpose of collecting and analyzing recent attacks in a real context. Moreover, honeypots can also be classified in two other groups, low or high interaction level. The first one define a honeypot only uses to analyze requests send to a server and the second one allow connection on the machine to perform a detailed analysis of the attack.</text:p>
      <text:p text:style-name="P8">Furthermore, the authors of this paper introduce an easy manner to visualizing data collected by all sensor set on the honeypots via Kippo-Graph. This tool consists of generating a web page containing multiple schemas based on the data store on a MySql database. By using scheme generate with this tools, we are able to easily determine useful information about attacks on the honeypot such as top 10 of usernames and passwords attempted, overall success ration of connection attempted, the frequency of connection… This programs also display on a map IP addresses with their respective country codes a useful information in order to classify and understand attacks. Moreover, authors of this article used Kippo Honeypot to perform this experiment. This powerful tools allowed them to collect command lines used by the attackers and downloaded malware. Based on those gathered malicious programs, there were able to determine the objectives of those programs (IRCBot, Bouncer, Flooder,…) and associate recover their name (psyBNC, FloodBot,...) to perform some research and finally, understand how they work. However, this process to associate downloaded malicious programs to their name and the technics used to analyze them are not specified precisely in this paper.</text:p>
      <text:p text:style-name="P1"/>
      <text:p text:style-name="P1">11-Anti-Honeypot_Technology</text:p>
      <text:p text:style-name="P1"/>
      <text:p text:style-name="P9">The starting-point of this article is that spammers continually scan servers with public IP address for multiple reasons, but most of the time they use open relays with obscure IP in order to hide the origin of the scan. <text:s/>However, honeypots can be used to collect connection information such as IP address origin and other data about spammer’s, helping to unmask them. Consequently, spammers and more generally attackers try to detect them.</text:p>
      <text:p text:style-name="P9"><text:soft-page-break/>This paper also underlines that it exist multiple types of honeypots that emulate minimal servers services to fully functional support. All services provide on those honeypots are more or less well-implemented. Attackers who want to detect a honeypot will send multiple requests to a specific service and analyze responses in order to check if it corresponds to a normal usage of the original implementation of the tested service. Consequently, honeypots have to implement in a perfect manner the emulated service to complexity their detection by attackers. </text:p>
      <text:p text:style-name="P9">Finally, the author present a tool, called Honeypot Hunter, used to detect honeypots by checking their implementation of a mail server. However, this article doesn’t provide any practical detection demo of this tool in a real case scenar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15:01:02.210245193</meta:creation-date>
    <meta:generator>LibreOffice/5.1.2.2$Linux_X86_64 LibreOffice_project/10m0$Build-2</meta:generator>
    <dc:date>2016-06-26T22:32:47.125402637</dc:date>
    <meta:editing-duration>PT6H37M27S</meta:editing-duration>
    <meta:editing-cycles>52</meta:editing-cycles>
    <meta:document-statistic meta:table-count="0" meta:image-count="0" meta:object-count="0" meta:page-count="4" meta:paragraph-count="26" meta:word-count="1993" meta:character-count="13102" meta:non-whitespace-character-count="11128"/>
  </office:meta>
</office:document-meta>
</file>